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Factory.ge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Factory.isSinglet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eanFactory.SimpleBeanFactory( Map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Factory.get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eanFactory.getAlias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eanFactory.isTypeMatch( String name , Class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BeanFactory.isProto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Factory.getBean( String name , Class require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BeanFactory.getBean( String name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BeanFactory.contains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